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7cm"/>
    </style:style>
    <style:style style:name="co2" style:family="table-column">
      <style:table-column-properties fo:break-before="auto" style:column-width="13.555cm"/>
    </style:style>
    <style:style style:name="co3" style:family="table-column">
      <style:table-column-properties fo:break-before="auto" style:column-width="2.258cm"/>
    </style:style>
    <style:style style:name="ro1" style:family="table-row">
      <style:table-row-properties style:row-height="1.988cm" fo:break-before="auto" style:use-optimal-row-height="false"/>
    </style:style>
    <style:style style:name="ro2" style:family="table-row">
      <style:table-row-properties style:row-height="24.659cm" fo:break-before="auto" style:use-optimal-row-height="true"/>
    </style:style>
    <style:style style:name="ro3" style:family="table-row">
      <style:table-row-properties style:row-height="34.897cm" fo:break-before="auto" style:use-optimal-row-height="true"/>
    </style:style>
    <style:style style:name="ro4" style:family="table-row">
      <style:table-row-properties style:row-height="35.306cm" fo:break-before="auto" style:use-optimal-row-height="true"/>
    </style:style>
    <style:style style:name="ro5" style:family="table-row">
      <style:table-row-properties style:row-height="27.525cm" fo:break-before="auto" style:use-optimal-row-height="true"/>
    </style:style>
    <style:style style:name="ro6" style:family="table-row">
      <style:table-row-properties style:row-height="36.475cm" fo:break-before="auto" style:use-optimal-row-height="true"/>
    </style:style>
    <style:style style:name="ro7" style:family="table-row">
      <style:table-row-properties style:row-height="33.258cm" fo:break-before="auto" style:use-optimal-row-height="true"/>
    </style:style>
    <style:style style:name="ro8" style:family="table-row">
      <style:table-row-properties style:row-height="25.068cm" fo:break-before="auto" style:use-optimal-row-height="true"/>
    </style:style>
    <style:style style:name="ro9" style:family="table-row">
      <style:table-row-properties style:row-height="45.164cm" fo:break-before="auto" style:use-optimal-row-height="true"/>
    </style:style>
    <style:style style:name="ro10" style:family="table-row">
      <style:table-row-properties style:row-height="13.162cm" fo:break-before="auto" style:use-optimal-row-height="true"/>
    </style:style>
    <style:style style:name="ro11" style:family="table-row">
      <style:table-row-properties style:row-height="17.697cm" fo:break-before="auto" style:use-optimal-row-height="true"/>
    </style:style>
    <style:style style:name="ro12" style:family="table-row">
      <style:table-row-properties style:row-height="23.021cm" fo:break-before="auto" style:use-optimal-row-height="true"/>
    </style:style>
    <style:style style:name="ro13" style:family="table-row">
      <style:table-row-properties style:row-height="25.478cm" fo:break-before="auto" style:use-optimal-row-height="true"/>
    </style:style>
    <style:style style:name="ro14" style:family="table-row">
      <style:table-row-properties style:row-height="1.42cm" fo:break-before="auto" style:use-optimal-row-height="true"/>
    </style:style>
    <style:style style:name="ro15" style:family="table-row">
      <style:table-row-properties style:row-height="0.452cm" fo:break-before="auto" style:use-optimal-row-height="true"/>
    </style:style>
    <style:style style:name="ro16" style:family="table-row">
      <style:table-row-properties style:row-height="3.316cm" fo:break-before="auto" style:use-optimal-row-height="true"/>
    </style:style>
    <style:style style:name="ro17" style:family="table-row">
      <style:table-row-properties style:row-height="2.369cm" fo:break-before="auto" style:use-optimal-row-height="true"/>
    </style:style>
    <style:style style:name="ro18" style:family="table-row">
      <style:table-row-properties style:row-height="4.263cm" fo:break-before="auto" style:use-optimal-row-height="true"/>
    </style:style>
    <style:style style:name="ro19" style:family="table-row">
      <style:table-row-properties style:row-height="4.738cm" fo:break-before="auto" style:use-optimal-row-height="true"/>
    </style:style>
    <style:style style:name="ro20" style:family="table-row">
      <style:table-row-properties style:row-height="2.842cm" fo:break-before="auto" style:use-optimal-row-height="true"/>
    </style:style>
    <style:style style:name="ro21" style:family="table-row">
      <style:table-row-properties style:row-height="5.212cm" fo:break-before="auto" style:use-optimal-row-height="true"/>
    </style:style>
    <style:style style:name="ro22" style:family="table-row">
      <style:table-row-properties style:row-height="3.79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cm"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cm" style:writing-mode="page"/>
      <style:text-properties fo:color="#333333"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table:style-name="ce1" office:value-type="float" office:value="1" calcext:value-type="float">
            <text:p>1</text:p>
          </table:table-cell>
          <table:table-cell table:style-name="ce2" office:value-type="string" calcext:value-type="string">
            <text:p>This movie is strong, good script, great casting, excellent acting, and over the top directing. It is hard to fine a movie done this well, it is 29 years old and has aged well. Even if the viewer does not like mafia type of movies, he or she will watch the entire film, the audiences is glued to what will happen next as the film progresses. Its about, family, loyalty, greed, relationships, and real life. This is a great mix, and the artistic style make the film memorable.</text:p>
          </table:table-cell>
        </table:table-row>
        <table:table-row table:style-name="ro1">
          <table:table-cell table:style-name="ce1" office:value-type="float" office:value="1" calcext:value-type="float">
            <text:p>1</text:p>
          </table:table-cell>
          <table:table-cell table:style-name="ce3" office:value-type="string" calcext:value-type="string">
            <text:p>One of my all time favorite movies. Jack Nicholson has the part down perfect and the supporting cast of "nuts" seem to make it all come together perfectly. A low budget film that made millions. The film was set in the 60;s and filmed at the Montana State Hospital in Galen, Montana. The "Chief" in the movie is a good side kick of reality for Jacks character. The reality is also that of what happens to people once put into a insane asylum. Crazy or not. Many times the movie brings you to think, "what if it was me"? I watch very few movies twice. This is a picture that you can do that ! The "Ringleader" Mr. McMurphy takes charge of movie from the beginning.</text:p>
          </table:table-cell>
        </table:table-row>
        <table:table-row table:style-name="ro2">
          <table:table-cell table:style-name="ce1" office:value-type="float" office:value="1" calcext:value-type="float">
            <text:p>1</text:p>
          </table:table-cell>
          <table:table-cell table:style-name="ce3" office:value-type="string" calcext:value-type="string">
            <text:p>After seeing The Godfather and improving it as one of my favorite films, I wanted to get more into The Godfather so I rented this. Words can't describe how great this sequel was. The acting once again was amazing and the story and how the movie went on just never got me bored. Everything in this movie was clearly beautiful. The ending by far was my favorite when there all sitting at the table talking. There were so many great scenes like Vito when he was younger, Fredo at the lake, and many many more. You have to see this movie because it's just brilliant filmaking. It's not better than it's first film but still an extremely worth sequel.</text:p>
          </table:table-cell>
        </table:table-row>
        <table:table-row table:style-name="ro3">
          <table:table-cell table:style-name="ce1" office:value-type="float" office:value="1" calcext:value-type="float">
            <text:p>1</text:p>
          </table:table-cell>
          <table:table-cell table:style-name="ce3" office:value-type="string" calcext:value-type="string">
            <text:p>This movie it's one of the greatest work from this director. From the start, it takes you to the very end of the movie. The performance of the actors are truly genius. The characters are emblematic. The movie takes you through a journey full of violence, drugs and blood. One of the big pros of this movie, its the fact that its divided on segments. Each of this segments, takes you to a different part of the sequence. And it's amazing how every single piece fits at the end of the movie. The script is genius. Also it's great to see Tarantino on screen. There's a lot of directors that tends to appear on their movie. The cast it's wonderful, couldn't be more perfect than this. You will be scared, you will laugh, you will dance, you will cry but mostly, you will be on suspense during the whole time. There's a lot of scenes that are very risky, talking about the photography and direction of the movie, but the story really fits. Genius movie.</text:p>
          </table:table-cell>
        </table:table-row>
        <table:table-row table:style-name="ro4">
          <table:table-cell table:style-name="ce1" office:value-type="float" office:value="1" calcext:value-type="float">
            <text:p>1</text:p>
          </table:table-cell>
          <table:table-cell table:style-name="ce3" office:value-type="string" calcext:value-type="string">
            <text:p>Such films like this should be enshrined in museums, simply due to the fact it destroyed the entire genre of mystery films. While this film was unique and captivating, no other mystery will ever accomplish this sort of cult status, single handedly shaping a genre. While most mysteries try to shock you too often with twists and even more twists, it turns out to be overkill. This film encompassed such ideas with flair and originality, which is probably the reason Brian Singer is sticking to sci-fi action films. Only Memento and The Game are the only recent mystery movies worthy enough to stand beside this film. Sadly, Singer has somewhat sold out by doing the X-Men movies, but I guess trying to make films like this would be too taxing. This film will always bring a smile to my face when I watch it with someone who hasn't seen this movie. A good viewing every time I watch it, the new special edition DVD is awesome.</text:p>
          </table:table-cell>
        </table:table-row>
        <table:table-row table:style-name="ro5">
          <table:table-cell table:style-name="ce1" office:value-type="float" office:value="1" calcext:value-type="float">
            <text:p>1</text:p>
          </table:table-cell>
          <table:table-cell table:style-name="ce3" office:value-type="string" calcext:value-type="string">
            <text:p>Leone's beautiful vision met with an epic story to create one of the most beautiful movies of all time. Four hours long but time melts away as you are transported into New York. In a movie where the importance of time is stressed, and how it should not be wasted, it is pleasing that this considerably long movie does not waste, rather enhance your time. Instead of regretting lost time we are instead left exhilarated and wondering. Performances all-round are fantastic right from the child performances, 'Noodles, I slipped' to the aged De Niro with a look in his eye that he has seen it all before. His weariness is astonishingly realistic and applause should be directed at De Niro and his method. A true masterpiece.</text:p>
          </table:table-cell>
        </table:table-row>
        <table:table-row table:style-name="ro2">
          <table:table-cell table:style-name="ce1" office:value-type="float" office:value="1" calcext:value-type="float">
            <text:p>1</text:p>
          </table:table-cell>
          <table:table-cell table:style-name="ce3" office:value-type="string" calcext:value-type="string">
            <text:p>Aamir does it again. what a movie .from start to the end, hilarious moments.screenplay is fantastic. full on comedy and yet it never looses its heart. Aamir pulls off a 22 year old character with brilliance. never for once you feel you are watching aamir .It was rancho on screen. sharman n madhavan - i bow down to them. music looks OK on cd but during movie it worked as a plus point. situational tracks works in the favour of film. runtime may sound a bit too much but believe me, you wont know when the first half is over. second half may seem a bit too hilarious but apart from that its a masterpiece. gr8 aamir ,another brilliant movie.</text:p>
          </table:table-cell>
        </table:table-row>
        <table:table-row table:style-name="ro6">
          <table:table-cell table:style-name="ce1" office:value-type="float" office:value="1" calcext:value-type="float">
            <text:p>1</text:p>
          </table:table-cell>
          <table:table-cell table:style-name="ce2" office:value-type="string" calcext:value-type="string">
            <text:p>It's simply ridiculous how underrated this movie is. It is one of the funniest movies I have ever seen. It never lags, it never slows down, it is a movie that has a wonderful flow to the plot. That along with the brilliant writing makes this an awesome movie. Aamir and Salman are outrageous, even Raveena and Karishma are funny in this movie. Paresh Rawal and Shakti deliver some great bad guy comedy, but Viju Khote and the Ajit-wannabe are the best with their dumbfounded bad-guy intentions. If you want to laugh, and enjoy a movie, watch this movie, do it with family or friends, you will not regret it. Most indian movies tire me out by the end, cause they are 3 hours long. This movie is just as long, but I wish there was more when it ends, cause it's an amazing flick.</text:p>
          </table:table-cell>
        </table:table-row>
        <table:table-row table:style-name="ro7">
          <table:table-cell table:style-name="ce1" office:value-type="float" office:value="1" calcext:value-type="float">
            <text:p>1</text:p>
          </table:table-cell>
          <table:table-cell table:style-name="ce3" office:value-type="string" calcext:value-type="string">
            <text:p>This is a movie that keeps you locked to the screen,because it has everything a great movie should have. A great story,a good length,tension,it is a WW2 movie and the actors give top performances.Not just Steve McQueen,although his performance is brilliant,but also James Garner,James Coburn,Richard Attenborough,Charles Bronson and in this film,one of the greatest roles Donald Pleasance,playing the forger. It isn't historically accurate,please read the book by Paul Brickhill,but that doesn't matter a bit. This film gives you an image of POW camp,the prisoners and their guards,the Germans are also played brilliantly by German actors. I will not repeat the story here,but I can tell you,this film will capture you,all the characters are portrayed brilliantly by the actors. There is excitement,humor,tension,drama and emotion. See it,you will not regret it.</text:p>
          </table:table-cell>
        </table:table-row>
        <table:table-row table:style-name="ro8">
          <table:table-cell table:style-name="ce1" office:value-type="float" office:value="1" calcext:value-type="float">
            <text:p>1</text:p>
          </table:table-cell>
          <table:table-cell table:style-name="ce3" office:value-type="string" calcext:value-type="string">
            <text:p>I was really disappointed when i saw that this film only had an average rating of 8 stars, it is my favourite film of all time, the greatest action film ever created, and i never tire of watching it Its quality stuff, from start to finish, no cheesy moment, which is what you need in a film, Bruce Willis went on to have a cheesefest in Armageddon, but he will never better his performance in this film ever again. It isn't just Bruce, its Alan Rickman as well who is fantastic, putting on a great German accent to be a ruthless, smart criminal, the film is everything, and to all of you who gave it a low rating, please watch it again and realize the beauty.</text:p>
          </table:table-cell>
        </table:table-row>
        <table:table-row table:style-name="ro9">
          <table:table-cell table:style-name="ce1" office:value-type="float" office:value="1" calcext:value-type="float">
            <text:p>1</text:p>
          </table:table-cell>
          <table:table-cell table:style-name="ce3" office:value-type="string" calcext:value-type="string">
            <text:p>The science fiction survival genre has become a big hit recently with 2013's 'Gravity' and last years 'Interstellar', and now the Mars-set tale 'The Martian'. From the hands of sci-fi connoisseur Ridley Scott, the mastermind behind 'Alien' and 'Blade Runner' comes the thrilling screen adaptation of Andy Weir's novel. Within the first few minutes, the audience are already on the edge of their seats as Matt Damon fights for survival in an Oscar-worthy performance. Playing an astronaut abandoned on the desolate surface of Mars after being presumed dead, Damon must do all he can to endure the martian environment, supported by some stunning cinematography and fantastic visual effects, 'The Martian' is able to blend humour and emotion within it's dramatic plot of survival. Jessica Chastain, Jeff Daniels, Kate Mara, Sean Bean, Chiwetel Ejiofor, just a few big names that support Damon wonderfully. If you are a fan of 'Interstellar' or any other science fiction survival tale or even some of Scott's previous sci-fi adventures, then this is one to definitely add to your watch list. Best viewed on the big screen!</text:p>
          </table:table-cell>
        </table:table-row>
        <table:table-row table:style-name="ro10">
          <table:table-cell table:style-name="ce1" office:value-type="float" office:value="1" calcext:value-type="float">
            <text:p>1</text:p>
          </table:table-cell>
          <table:table-cell table:style-name="ce3" office:value-type="string" calcext:value-type="string">
            <text:p>The movie starts as a normal murder mystery and somewhere 15-20 minutes in the movie you'd be like what makes it deserve all that appreciation? But wait, it hasn't even started yet. It isn't all what it seems like and one surely can't judge the book by its cover in this case. The movie is fully of surprises and at the end of it you'd be all smiles that's all i can say!</text:p>
          </table:table-cell>
        </table:table-row>
        <table:table-row table:style-name="ro11">
          <table:table-cell table:style-name="ce1" office:value-type="float" office:value="1" calcext:value-type="float">
            <text:p>1</text:p>
          </table:table-cell>
          <table:table-cell table:style-name="ce1" office:value-type="string" calcext:value-type="string">
            <text:p>The rivalry between Hunt and Lauder is just played brilliantly... The race sequences are superb, really taking you back to the 70s... The heyday of this awesome sport. It shows the end of an era where the gentlemen drivers begin to give way to professional sportsmen and the end (in my opinion) of the excitement of the sport. It shows what a pale reflection today's F1 is of this once great sport, and what great characters we have lost...</text:p>
          </table:table-cell>
        </table:table-row>
        <table:table-row table:style-name="ro12">
          <table:table-cell table:style-name="ce1" office:value-type="float" office:value="1" calcext:value-type="float">
            <text:p>1</text:p>
          </table:table-cell>
          <table:table-cell table:style-name="ce3" office:value-type="string" calcext:value-type="string">
            <text:p>THE sci-fi movie. It's nearly perfect in every way: storyline, characters, menacing threat, suspense, action, direction, music, emotion, etc... It's always been a favorite of mine and still is. To me this is not just a film, it is an experience. The adrenaline pumps like in no other film and rarely have we had the chance to see a heroine as compelling as Sigourney Weaver. She can kick anyone's ass and still keep a heart and soul. (Why she didn't win the Oscar back in 1986 is beyond me.) When the action starts, you're in for the ride of your life. Truly a milestone in movie making.</text:p>
          </table:table-cell>
        </table:table-row>
        <table:table-row table:style-name="ro13">
          <table:table-cell table:style-name="ce1" office:value-type="float" office:value="1" calcext:value-type="float">
            <text:p>1</text:p>
          </table:table-cell>
          <table:table-cell table:style-name="ce3" office:value-type="string" calcext:value-type="string">
            <text:p>I believe this movie to be one of the most excellent movies of our times. It has several aspects that make it especially great. Firstly, the music, the most important feature of this movie, in my opinion. Chopin nocturnes and polonaises are perfectly chosen and arrayed to create an unforgettable atmosphere. In one scene, they even take time to play the whole piece of music, without interfering. Secondly, the actors in the movie: none of them are/were really well known, but WOW! (for lack of a better word). Thirdly, it's one of the few movies, where you can actually watch the credits (forever) and wish the movie wouldn't end.</text:p>
          </table:table-cell>
        </table:table-row>
        <table:table-row table:style-name="ro14">
          <table:table-cell office:value-type="float" office:value="1" calcext:value-type="float">
            <text:p>1</text:p>
          </table:table-cell>
          <table:table-cell office:value-type="string" calcext:value-type="string">
            <text:p>This movie is not your ordinary Hollywood flick. It has a great and deep message. This movie has a foundation and just kept on being built on from their and that foundation is hope.</text:p>
            <text:p/>
            <text:p>Other than just the message of this movie the acting was phenomenal. Tim Robbins gave one of the greatest performances ever. He was inspiring, intelligent and most of all positive. His performance just made me smile. Robbins plays Andy Dufresne who was wrongfully convicted of murdering his wife and her lover. He is gets to life sentences but yet never gives up hope. In he becomes friends with Ellis Boyd "Red" Redding played by Morgan Freeman. Freeman who gives the finest performance of his career has unlike Robbins lost hope.</text:p>
          </table:table-cell>
        </table:table-row>
        <table:table-row table:style-name="ro15">
          <table:table-cell office:value-type="float" office:value="1" calcext:value-type="float">
            <text:p>1</text:p>
          </table:table-cell>
          <table:table-cell office:value-type="string" calcext:value-type="string">
            <text:p>Engrossing motion picture that features some of the finest editing, cinematography and performances ever. There is a wonderful theme of family that runs through this film and its later sequels. No one is truly judged. Love is unconditional. God is the one who truly judges. Easily, the word masterpiece describes this film, but that's been said by so many...Who am I to argue? Masterpiece is right on the money.</text:p>
          </table:table-cell>
        </table:table-row>
        <table:table-row table:style-name="ro15">
          <table:table-cell office:value-type="float" office:value="1" calcext:value-type="float">
            <text:p>1</text:p>
          </table:table-cell>
          <table:table-cell office:value-type="string" calcext:value-type="string">
            <text:p>I haven't seen a movie like "Before we go" for a very long time. The script, the story the characters everything is just so charming and cute. I love that kind of "intimacy" on screen,it's intelligent and honest. I'm with a smile on my face after the movie. I think this is definitely not a commercial movie so if you need to see something different but at the same time very close to you. That will be not a waste of your time but a reason to questioning yourself and consume things in a different way</text:p>
          </table:table-cell>
        </table:table-row>
        <table:table-row table:style-name="ro16">
          <table:table-cell office:value-type="float" office:value="1" calcext:value-type="float">
            <text:p>1</text:p>
          </table:table-cell>
          <table:table-cell office:value-type="string" calcext:value-type="string">
            <text:p>I can't say enough about how good this movie, that you probably haven't read, so I'm going to keep this short.</text:p>
            <text:p/>
            <text:p>This is the best thing out there in theater's right now, and might just be the best animated film of all time, whether you believe that or not, is your own opinion, but what Pixar has done here, can put companies like Dreamworks, Sony, and Blue sky to shame.</text:p>
            <text:p/>
            <text:p>Wall E also may go down as the most lovable character ever to grace the movie screen, I praise Ben Burtt and Andrew Stanton, and the people at Pixar for what they did, and will continue to do.</text:p>
            <text:p/>
            <text:p>This is why Pixar is the top studio in the world.</text:p>
          </table:table-cell>
        </table:table-row>
        <table:table-row table:style-name="ro15">
          <table:table-cell office:value-type="float" office:value="1" calcext:value-type="float">
            <text:p>1</text:p>
          </table:table-cell>
          <table:table-cell office:value-type="string" calcext:value-type="string">
            <text:p>This film is beautifully animated, of course, to that magical Pixar point where even piles of what should be disgusting trash somehow look breathtakingly gorgeous and even fairly realistic-looking roaches look cute. But much more importantly, the heart, the emotion in this movie is unlike anything I've experienced at the cinema since Forrest Gump. Certainly my tear ducts have not welled up while watching a movie this much since then. I fell in like with the character of Wall-E when I saw the trailer. Watching the movie, I fell in love with him within about 2 minutes. Shortly after that, I fell in love with the idea of Wall-E falling in love.</text:p>
          </table:table-cell>
        </table:table-row>
        <table:table-row table:style-name="ro15">
          <table:table-cell office:value-type="float" office:value="1" calcext:value-type="float">
            <text:p>1</text:p>
          </table:table-cell>
          <table:table-cell office:value-type="string" calcext:value-type="string">
            <text:p>I've been a fan of DiCaprio long before he became famous and this here is without question the greatest performance he's given so far. I was curious to see how he would do playing someone crazy and wild like this but he does so perfectly and I'd say it was a flawless performance. No matter what was going on in this crazy life you believe that you're watching a real character and as his character says throughout the film, sell him something. Well, DiCaprio sells this performance and role like no one else could. The supporting players are just as wonderful with Jonah Hill, Margot Robbie, Rob Reiner, Jon Favreau, Matthew McConaughey and Jean Dujardin all delivering terrific performances. The cinematography, the music selections and everything else are just flawless here. THE WOLF OF WALL STREET could have been a complete disaster in so many ways but the strong screenplay and Scorsese's wicked direction makes it an incredibly entertaining film that works so well. It's hard to fully put into words what Scorsese and DiCaprio have pulled off but it's certainly one of the best and most memorable comedies in ages.</text:p>
          </table:table-cell>
        </table:table-row>
        <table:table-row table:style-name="ro14">
          <table:table-cell office:value-type="float" office:value="1" calcext:value-type="float">
            <text:p>1</text:p>
          </table:table-cell>
          <table:table-cell office:value-type="string" calcext:value-type="string">
            <text:p>Honestly, I came into this movie with so-so expectations as the trailer I saw in a different movie made me give myself a 50% chance to watch it, up in the air if you will. But from the moment the movie began up until the end, I was gripping for the characters the whole way, the way movies should be.</text:p>
            <text:p/>
            <text:p>The opening of the movie played a huge part in setting the tone of the rest of the film. As I had no history or prior knowledge to the events that transpired in Iran in the 1980s, the brief amount of a history lesson was just enough to maintain my interest. Throughout the film, there are times when I might have started to wander through long bouts of dialog, but witty comments by the characters kept me entertained. By the time the climax was about to hit, I was sitting on the edge of my seat, biting at my fingers, awaiting their next move</text:p>
          </table:table-cell>
        </table:table-row>
        <table:table-row table:style-name="ro15">
          <table:table-cell office:value-type="float" office:value="1" calcext:value-type="float">
            <text:p>1</text:p>
          </table:table-cell>
          <table:table-cell office:value-type="string" calcext:value-type="string">
            <text:p>The film is absolutely amazing and definitely one of the best films I've seen in a long time, throughout 2012 and 2013 so far we have been treated with some great films such as Skyfall, Django Unchained, Life of Pi, Les Miserables, Zero Dark Thirty and more, but in my own personal opinion Argo takes the bait as the best of them all. Proof is present as it won 3 BAFTA's for best picture, best director and best editing, also nominated for a further 8 Oscars in 85th Academy Awards.</text:p>
          </table:table-cell>
        </table:table-row>
        <table:table-row table:style-name="ro17">
          <table:table-cell office:value-type="float" office:value="1" calcext:value-type="float">
            <text:p>1</text:p>
          </table:table-cell>
          <table:table-cell office:value-type="string" calcext:value-type="string">
            <text:p>SARKAR is a creation of a life time from Ramu, it will remain as a highlight in all the artists careers, a great movie...it sucks you into it and throws you out. I watched the movie and before i could realise it started...it finished. When someone says slow narration...they are just ignorant of what cinema making is all about. Amitabh is excellent...on par with him is his son playing hi son in the movie, Abhishek. He is the one actor out of the young genre who will stand tall for a long time. The music of the movie is first rate, it plays a very important role in keeping us glued to what happens on screen.</text:p>
            <text:p/>
            <text:p>I read a post saying "a bad adaptation of godfather" lets get this one clear that this is not Godfather. We get that impression because Ramu says he is inspired by the Hollywood movie, very kind of him. I have seen the movie and can confirm that approx 5% meets with what we have seen in Godfather. </text:p>
            <text:p/>
            <text:p>Talking about direction, i could write a couple of pages about it, but i prefer to say it is exceptional. Its a pity our movies do not get as much exposure as international cinema, but having watched movies from all other languages, Indian cinema coming from unorthodox directors like Ramu are far better.</text:p>
          </table:table-cell>
        </table:table-row>
        <table:table-row table:style-name="ro15">
          <table:table-cell office:value-type="float" office:value="1" calcext:value-type="float">
            <text:p>1</text:p>
          </table:table-cell>
          <table:table-cell office:value-type="string" calcext:value-type="string">
            <text:p>The film is wonderfully directed by Robert Zemeckis, the film is his opus and is acted by a great cast on all levels. From the children who were Forrest Gump and Gump Jr. by Haley Joel Osment. Say what you want but I feel Tom Hanks deserved the Oscar award. Gary Sinise is synonymous with Lt.Dan whenever you hear those words. Sally Fields is the loving dutiful mother in her challenging situation. Mykelti Williamson as Bubba gives you a real sense in the story that Gump had a genuine friend, he moves you with his character. Words don't grasp the full performance of Robin Wright Penn as Jenny. Jennys' tenderness and pain are palpable as exhibited by Wright</text:p>
          </table:table-cell>
        </table:table-row>
        <table:table-row table:style-name="ro15">
          <table:table-cell office:value-type="float" office:value="1" calcext:value-type="float">
            <text:p>1</text:p>
          </table:table-cell>
          <table:table-cell office:value-type="string" calcext:value-type="string">
            <text:p>When I first saw this movie I didn't appreciate it like I do now. I think it may have been because I was so young when I first saw it. Just recently I saw the movie again. What an amazing story and moving meaning. That movie teaches you so much about life and the meaning of it. That life isn't as bad as most people make it seem. That an innocent man can impact so many lives with his innocence. The meaning of the movie to me is that everyone needs to have a better outlook on life. That we need to appreciate more of the little things and not let the big things hold us back. That truly although life may throw us trials and tribulations like a box of chocolates but that we have to just bite into it and get through it even if we don't like it. That we all need to hold true to our values and not sink into a place that feels like there's no hope... I just love this movie. And anyone who hasn't seen it or who thinks that don't like it I seriously suggest seeing it or seeing it again. It truly is amazing</text:p>
          </table:table-cell>
        </table:table-row>
        <table:table-row table:style-name="ro15">
          <table:table-cell office:value-type="float" office:value="1" calcext:value-type="float">
            <text:p>1</text:p>
          </table:table-cell>
          <table:table-cell office:value-type="string" calcext:value-type="string">
            <text:p>i love this film, it is the ultimate thriller film, everything about se7en is brilliant. the cast are well picked and make the best contributions, the main characters Somerset and Mills are portrayed perfectly through Freeman and Pitt. in my opinion this is both Pitt and Freeman's best film, they still have not outshines there fantastic performances. Paltrow as mills wife was a good choice though there are a few other actresses that could have played this part, though i think that what paltrow brought to the role was the fragile emotional side of the character, so i am pleased that she played this part so well. the director is my favourite of all time, Mr David Fincher! he is a fantastic director, not just for this film but for his other films like fight club. he gets fantastic results from his cast and crew and makes the perfect film. and as i'm a budding editor myself i have to mention the fantastic edit on the film, by the editor Richard Francis-Bruce, i do love the edit on seven as he cut at hit points and generally did well</text:p>
          </table:table-cell>
        </table:table-row>
        <table:table-row table:style-name="ro15">
          <table:table-cell office:value-type="float" office:value="1" calcext:value-type="float">
            <text:p>1</text:p>
          </table:table-cell>
          <table:table-cell office:value-type="string" calcext:value-type="string">
            <text:p>The storytelling is much more professional that the first one - which maybe laboured to introduce so much information - or the second one - which has little let up from the tension of long battle scenes. In Return of the King, there is an emotional sting at the start, as we watch the transformation of Gollum from warm, fun-loving guy to murderous, mutated wretch. The movie then moves deftly between different segments of the story - the sadness of the lovely soft-focus Liv Tyler as fated Arwen whose travails and woman's love succeeds in having the Sword that was Broken mended, the comradeship of Sam and Frodo (Sean Astin &amp; Elijah Wood) that is tested to the limits, the strong commanding presence of Gandalf (Ian McKellen) who keeps an eye on things whilst turning in an Oscar-worthy performance, the ingenious and very varied battle scenes, and the mythical cities of that rise out of the screen and provide key plot elements.</text:p>
          </table:table-cell>
        </table:table-row>
        <table:table-row table:style-name="ro15">
          <table:table-cell office:value-type="float" office:value="1" calcext:value-type="float">
            <text:p>1</text:p>
          </table:table-cell>
          <table:table-cell office:value-type="string" calcext:value-type="string">
            <text:p>The score is phenomenal. Fellowship of the Ring had some ethereal, rousing, haunting and charming themes, whereas Two Towers was somewhat darker and more complex. Return of the King merges these together and the result is a perfect mixture of charm, darkness, etherality and complexity. The story is compelling with themes of friendship, strength and loyalty, the screenplay is well-written and literate and while the film is very long the three hours or so fly by seamlessly. The characters are engaging, Aragorn is even more interesting here than he is in the previous films while Gollum continues to steal every scene he appears in.</text:p>
          </table:table-cell>
        </table:table-row>
        <table:table-row table:style-name="ro15">
          <table:table-cell office:value-type="float" office:value="1" calcext:value-type="float">
            <text:p>1</text:p>
          </table:table-cell>
          <table:table-cell office:value-type="string" calcext:value-type="string">
            <text:p>he Shawshank Redemption and To Kill a Mockingbird are the best movies I have ever seen. I do not judge it by it's technical merits - I don't really care about that. I have read that Citizen Kane or The Godfather or this or that movie is the best movie ever made. They may have the best technique or be the most influential motion pictures ever made, but not the best. The best movies are ones that touch the soul. It takes a movie like The Shawshank Redemption to touch the soul.</text:p>
          </table:table-cell>
        </table:table-row>
        <table:table-row table:style-name="ro15">
          <table:table-cell office:value-type="float" office:value="1" calcext:value-type="float">
            <text:p>1</text:p>
          </table:table-cell>
          <table:table-cell office:value-type="string" calcext:value-type="string">
            <text:p>I have never seen such an amazing film since I saw The Shawshank Redemption. Shawshank encompasses friendships, hardships, hopes, and dreams. And what is so great about the movie is that it moves you, it gives you hope. Even though the circumstances between the characters and the viewers are quite different, you don't feel that far removed from what the characters are going through.</text:p>
          </table:table-cell>
        </table:table-row>
        <table:table-row table:style-name="ro15">
          <table:table-cell office:value-type="float" office:value="1" calcext:value-type="float">
            <text:p>1</text:p>
          </table:table-cell>
          <table:table-cell office:value-type="string" calcext:value-type="string">
            <text:p>One of the finest films made in recent years. It's a poignant story about hope. Hope gets me. That's what makes a film like this more than a movie. It tells a lesson about life. Those are the films people talk about 50 or even 100 years from you. It's also a story for freedom. Freedom from isolation, from rule, from bigotry and hate. Freeman and Robbins are majestic in their performances. Each learns from the other. Their relationship is strong and you feel that from the first moment they make contact with one another. There is also a wonderful performance from legend James Whitmore as Brooks.</text:p>
          </table:table-cell>
        </table:table-row>
        <table:table-row table:style-name="ro15">
          <table:table-cell office:value-type="float" office:value="1" calcext:value-type="float">
            <text:p>1</text:p>
          </table:table-cell>
          <table:table-cell office:value-type="string" calcext:value-type="string">
            <text:p>I love this movie and all of the GF movies. I see something new every time I have seen it (countless, truly). The story of tragedy and (little) comedy that exists in this film is easily understood by people all over the world. This film has been called an American story however I have met others who have seen this movie in other languages and they seem to have the same love and appreciation for it that I do. I love the characters and all of the different personalities that they represent not just in families but in society itself. It seems like the entire cast is part of every other movie that I love as well. The sounds, music, color and light in the film are just as much a part of the film as the people. This could be attributed to the method in which it was filmed. At many parts of the film I can still find myself feeling the emotions conveyed in the film. I never tire of appreciating this film. I thank God that FFC is an American treasure. We are fortunate to have him.</text:p>
          </table:table-cell>
        </table:table-row>
        <table:table-row table:style-name="ro15">
          <table:table-cell office:value-type="float" office:value="1" calcext:value-type="float">
            <text:p>1</text:p>
          </table:table-cell>
          <table:table-cell office:value-type="string" calcext:value-type="string">
            <text:p>This movie is way to be good to be labelled a sequel to The Godfather . Rather it is more of a companion piece to the original and the two perfectly compliment each other . IT is both a sequel and prequel showing the rise of the young vito and moral decline of Micheal . Both characters are brought to life with uncanny ability by Robert DeNiro and Al Pacino . To say that these two are good actors is like saying that a nuclear bomb makes a loud noise and in this movie they prove why they are at the top of their respective crafts .</text:p>
          </table:table-cell>
        </table:table-row>
        <table:table-row table:style-name="ro15">
          <table:table-cell office:value-type="float" office:value="1" calcext:value-type="float">
            <text:p>1</text:p>
          </table:table-cell>
          <table:table-cell office:value-type="string" calcext:value-type="string">
            <text:p>was lucky enough to see this film for free at a special screening in greater London as part of a market research by the film industry. even though it was free i would have paid good money to see that film. but I was presently surprised about how good the film was and everyone seemed to agree that the film was really good. I thought it made the card playing parts actually riveting even though i am not a card player myself. i thought the acting performances were all good especially that of Kevin Spacey's. In terms of the story. In many ways it reminded me of all the good things that was in the BBC TV show hustle. But in a much more real way. On the down side, you may see the ending coming and there is a romance part of the film that feels unnecessary. However it is a very slick film that gets away with it. I would say that it clearly the best film in this genre of film. I enjoyed it more than films such as Confidence and the Oceans 11 type films. I would highly recommend it to anybody when it eventually comes out in April!! I would have thought that they would cut down and re-edit it a bit on the basis that it was quite long. however it kept my attention for the whole film and that is not something that is also done during these sorts of films</text:p>
          </table:table-cell>
        </table:table-row>
        <table:table-row table:style-name="ro15">
          <table:table-cell office:value-type="float" office:value="-1" calcext:value-type="float">
            <text:p>-1</text:p>
          </table:table-cell>
          <table:table-cell office:value-type="string" calcext:value-type="string">
            <text:p>The one area where Bollywood has achieved excellence and perfection is publicity / promotion. The art of pre release promotion has taught them how to sell their even average / substandard productions at good profits. The much awaited, hyped and promoted "Gunday" is finally out in the theaters and yet again, net result is "Total Disappointment". The movie from head to toe lacks attraction in any field (Story, Music, Direction &amp; even Acting).The handsome combo of Ranvir and Kapoor proved insufficient. Irfan Khan selected a B Grade movie and disappointed his fans. PC is continuously on the way to destruction with another flop appearance. The charisma of YRF and embodied cast could not bring desired results. Although film may achieve a good business (May touch the magical Figure of 100 Crores Club)but it can not be termed a movie to watch. The idea of late 80s once again failed. It is a wake up call. I mean how long audience can be fooled by exaggerated promos and publicity. At last, it will fall.</text:p>
          </table:table-cell>
        </table:table-row>
        <table:table-row table:style-name="ro15">
          <table:table-cell office:value-type="float" office:value="-1" calcext:value-type="float">
            <text:p>-1</text:p>
          </table:table-cell>
          <table:table-cell office:value-type="string" calcext:value-type="string">
            <text:p>The movie lacks a theme or story line that would inherently support the intended comedy. For most part of the movie it seemed that the actors are trying in desperation to make the audience laugh. For example, a meeting of top cops of Mumbai chaired by the commissioner discusses the possibility (or a lack) of ancient treasures getting stolen. Gibberish is introduced in the form of a participant interrupting the speaker every few seconds. These puns cry for a few laughs at best, and in time become annoying.</text:p>
          </table:table-cell>
        </table:table-row>
        <table:table-row table:style-name="ro15">
          <table:table-cell office:value-type="float" office:value="-1" calcext:value-type="float">
            <text:p>-1</text:p>
          </table:table-cell>
          <table:table-cell office:value-type="string" calcext:value-type="string">
            <text:p>A week ago i watched Daniel der Zauberer. I wanted to give it a chance after all the bad reviews it had received. This foolish idea ended up being just a waste of my precious time.THe plot reads as follows: A boy who became famous through a TV show has problems with people who don't like his music. The main character is played by daniel kueblboeck, the new star from Germans pop idol (so Kueblboeck actually plays himself). After all I'm proud i made it through the movie. To be honest i only watched it till the end to write about it. The movie itself is so bad it almost hurts physically. So this is a warning : DO NOT WATCH THIS MOVIE!! DO NOT GIVE IT A CHANCE!( unless you are either a masochist or a k├╝blb├╢ck fan). Don't say i didn't want you. This movie should receive a 0 Voting instead of an awful.</text:p>
          </table:table-cell>
        </table:table-row>
        <table:table-row table:style-name="ro15">
          <table:table-cell office:value-type="float" office:value="-1" calcext:value-type="float">
            <text:p>-1</text:p>
          </table:table-cell>
          <table:table-cell office:value-type="string" calcext:value-type="string">
            <text:p>YES, beyond any doubt, this is indeed the worst movie I've ever seen. Even the cheapest action flicks cannot come close to this outrageous offense to the eye. This movie not only is an insult to any person who regards himself even a bit intelligent. No, this movie is one of the reasons you seriously start to doubt, that freedom of thought is a good idea. The acting is nothing more than a bad joke. You might get offended if you watch this movie with even the slightest expectations. I will restrain myself from speaking about the actors themselves because I don't want to use foul language. So please, don't abandon your pride. If you don't vote with a 1 please don't vote at all. This movie has truly deserved nothing better by a sane person.</text:p>
          </table:table-cell>
        </table:table-row>
        <table:table-row table:style-name="ro15">
          <table:table-cell office:value-type="float" office:value="-1" calcext:value-type="float">
            <text:p>-1</text:p>
          </table:table-cell>
          <table:table-cell office:value-type="string" calcext:value-type="string">
            <text:p>Obviously Ulli Lommel, the creator and director of "Daniel der Zauberer" had some urgent bills to pay back in 2004..</text:p>
          </table:table-cell>
        </table:table-row>
        <table:table-row table:style-name="ro15">
          <table:table-cell office:value-type="float" office:value="-1" calcext:value-type="float">
            <text:p>-1</text:p>
          </table:table-cell>
          <table:table-cell office:value-type="string" calcext:value-type="string">
            <text:p>First of all... don't watch this movie without knowing that you are going to have a good movie which will heal your wounds after watching this movie! A 5.5 stars rated film of any genre should do. 6.5 stars might even make your evening if compared with this movie. When I heard of Daniel Der Zauberer being in the bottom Top 100 I decided that it is my duty as an anti-Daniel-fan to watch this movie. By the way, I've seen 'Plan 9 from out of Space' too but for a different reason. This movie was the most horrible experience in my whole life. I almost bit my hand off while listening to the totally senseless dialogue's and the lethal singing of this halfbreed. He can't be from this planet!┬á</text:p>
          </table:table-cell>
        </table:table-row>
        <table:table-row table:style-name="ro15">
          <table:table-cell office:value-type="float" office:value="-1" calcext:value-type="float">
            <text:p>-1</text:p>
          </table:table-cell>
          <table:table-cell office:value-type="string" calcext:value-type="string">
            <text:p>There are huge problems with the concept of the story. Some might argue about the (non existing) abilities of Daniel K├╝belbock as an actor. However you could imagine a story with Daniel K├╝belbock playing himself in a self ironic way and some kind of trash factor supporting the rest of the story. Now Daniel K├╝belblock is actually playing himself and the whole story is trash (if you would look at it from that point of view, actually more points could be given), however the film -I actually searched on several pages on the Internet to confirm this, cause I didn't believe it after I first watched the movie- wants to give its viewers a serious message and is determined to be considered as art. I would call this movie "Entartete Kunst" if the Nazis hadn't already used this term for their evil purposes. Still doing it in spite of this is quite tempting.</text:p>
          </table:table-cell>
        </table:table-row>
        <table:table-row table:style-name="ro15">
          <table:table-cell office:value-type="float" office:value="-1" calcext:value-type="float">
            <text:p>-1</text:p>
          </table:table-cell>
          <table:table-cell office:value-type="string" calcext:value-type="string">
            <text:p>Urrgh!!!!! Now, I know I love the movies with musicians as stars, and that many people disagree with me about this, but this movie, "Daniel - Der Zauberer," is one notable exception! This movie is not good; it's bad, bad, bad!!!!! I mean, we have the German pop idol, Daniel Kubelock (or something like that), a Michael Jackson wannabe, and we have a bunch of assassins trying to kill him! Plus, the whole movie is like watching "behind the scenes" footage! What kind of musical movie is that????? Oh, well. Guess I'll be watching bad musicals like "From Justin to Kelly" and good musicals like "Grease" for the rest of my life! Where's the "Mystery Science Theater 3000" team when we need them?</text:p>
          </table:table-cell>
        </table:table-row>
        <table:table-row table:style-name="ro15">
          <table:table-cell office:value-type="float" office:value="-1" calcext:value-type="float">
            <text:p>-1</text:p>
          </table:table-cell>
          <table:table-cell office:value-type="string" calcext:value-type="string">
            <text:p>For those of us who have watched Kirk Cameron pontificate on the wonders of the banana, or read his musings on the legitimacy of the existence of fire-breathing dragons, we know that Kirk Cameron himself is comedy gold. One might expect more hilarity from Cameron in Saving Christmas, but Cameron actually intentionally tries to build a comedy here, and the result is an unfunny, unfocused, interminable mess.</text:p>
          </table:table-cell>
        </table:table-row>
        <table:table-row table:style-name="ro15">
          <table:table-cell office:value-type="float" office:value="-1" calcext:value-type="float">
            <text:p>-1</text:p>
          </table:table-cell>
          <table:table-cell office:value-type="string" calcext:value-type="string">
            <text:p>I created this account just to give this 1 star. That's how bad it was. I went into this expecting a generic Christmas movie, and I didn't even get that. The "plot" is awful. I put plot in quotation marks because I'm not even sure if this movie has one. Two guys walk out to a car and talk for an hour. That's all that happens. It's basically a feature length sermon, and a crappy one at that. There are literally NO redeeming qualities in this film. The camera work is extremely amateurish, and the acting and direction were absolutely abysmal. I had extremely low expectations for this, and it still managed to be disappointing.┬á</text:p>
          </table:table-cell>
        </table:table-row>
        <table:table-row table:style-name="ro15">
          <table:table-cell office:value-type="float" office:value="-1" calcext:value-type="float">
            <text:p>-1</text:p>
          </table:table-cell>
          <table:table-cell office:value-type="string" calcext:value-type="string">
            <text:p>This film was the worst film I have ever viewed. It was like a "homework assignment" for a film class. It totally misses the mark when it comes to the "message" it is TRYING to relay. Characters are over exaggerated, poor acting and as for a plot...well it is utterly ridiculous. The cover shot is what made me think it may be a decent film, the co-actor is handsome and that's about it. Moral of this movie: NEVER JUDGE A MOVIE BY IT'S COVER! Save your time, money and energy and make your own home movie and you will be far better off than I. It was painful to watch and quite frankly I am surprised that anyone would spend money to make and distribute it!</text:p>
          </table:table-cell>
        </table:table-row>
        <table:table-row table:style-name="ro15">
          <table:table-cell office:value-type="float" office:value="-1" calcext:value-type="float">
            <text:p>-1</text:p>
          </table:table-cell>
          <table:table-cell office:value-type="string" calcext:value-type="string">
            <text:p>I wanted to punch the TV. Watching it was torture. I hated it. Never watch this movie. The terrorists are annoying. Adam Sandler is annoying. I normally like him but not in this one. I wanted to break the DVD. This is the most irritating film in the world. The comedian he's jealous of is obnoxious. The only remotely funny part is the rocker with the black teeth getting all the girls. It was so irritating I wanted to punch the TV. DO NOT BUY THIS MOVIE UNLESS YOU WANT TO ANNOY SOMEONE. If you even like Adam Sandler a little bit, Don't buy it. It will just make you hate him. Do yourself a favor, if you see it in the store, hide it to put everyone out of danger of buying it. Its a waste of the $1.99 I paid for it.</text:p>
          </table:table-cell>
        </table:table-row>
        <table:table-row table:style-name="ro15">
          <table:table-cell office:value-type="float" office:value="-1" calcext:value-type="float">
            <text:p>-1</text:p>
          </table:table-cell>
          <table:table-cell office:value-type="string" calcext:value-type="string">
            <text:p>This movie was so bad I couldn't sit through it without doing something else. There was no plot and no point. I was thoroughly bored and for a film about a stand up comedian, I couldn't recall one joke or funny line worthy of the description. Politicians with no charisma speaking technical jargon could not be less entertaining.</text:p>
          </table:table-cell>
        </table:table-row>
        <table:table-row table:style-name="ro15">
          <table:table-cell office:value-type="float" office:value="-1" calcext:value-type="float">
            <text:p>-1</text:p>
          </table:table-cell>
          <table:table-cell office:value-type="string" calcext:value-type="string">
            <text:p>This is without a doubt one of the most idiotic films ever made. It's about cruise ship waiter Shecky (Sandler) wanting to be a comedian on the cruise ship. First off, there is not one funny or clever line in the entire movie honestly. It is so unfunny it's pathetic. There is surprisingly not much crude or sexual humor, but the f-word is plentiful. The budget is really low, and that also ruins the film. It takes place on a cruise ship, but it seems they only had money to rent out a small boat and only had money for 10 ship extras, one of which is Billy Bob Thornton. The opening credits are animated reeeeeaally cheaply, and it is just pathetic. I hate this movie and everyone else that sees this will hate it too.</text:p>
          </table:table-cell>
        </table:table-row>
        <table:table-row table:style-name="ro15">
          <table:table-cell office:value-type="float" office:value="-1" calcext:value-type="float">
            <text:p>-1</text:p>
          </table:table-cell>
          <table:table-cell office:value-type="string" calcext:value-type="string">
            <text:p>This movie is by far the worst movie ever made. If you have to create a film costarring the guy who plays Lars in heavyweights than don't make the damn film. I have to say that I could watch Leprechaun in Space 6 times before I could watch the trailer for this POS of a movie. Adam sandler should be restricted from any movie after this disgrace. Watching this movie is like a mix of listening to Cher and willingly putting your dick in a blender. Anyone with half of a brain cell will realize that this movie is</text:p>
          </table:table-cell>
        </table:table-row>
        <table:table-row table:style-name="ro15">
          <table:table-cell office:value-type="float" office:value="-1" calcext:value-type="float">
            <text:p>-1</text:p>
          </table:table-cell>
          <table:table-cell office:value-type="string" calcext:value-type="string">
            <text:p>Well, It is a very rare night that I do not finish watching a movie that I set out to watch. This movie is so bad that I could not bring myself to watch all of it. No sane person or more importantly any movie watcher with any taste will even remotely find this movie either likable or watchable. I like many others think Adam Sandler is a great actor at times but inspiration for this movie must have come from deep down in a his bowels rather than his brain. Everything about this movie is bad, from the moment that the viewer sets eyes on it to the moment 30 minutes later that a person is pleading with another family member to put them out of their misery!! If you even think of getting this movie out do the world a favour and donate the cost of the rental to the red cross as you would be going the movie world a true injustice should you support this movie in any form what so ever, o how I wish I had been warned earlier.</text:p>
          </table:table-cell>
        </table:table-row>
        <table:table-row table:style-name="ro15">
          <table:table-cell office:value-type="float" office:value="-1" calcext:value-type="float">
            <text:p>-1</text:p>
          </table:table-cell>
          <table:table-cell office:value-type="string" calcext:value-type="string">
            <text:p>Words cannot begin to express how awful this movie is. Have you ever seen Lawnmower Man? Remember those CGI scenes in which Jeff Fahey gets it on with the CHI woman? OK, now imagine someone watched that and thought "hey, there's a kids' movie here!! I just have to find some way of slapping a script together, hiring the guys who made these really cool graphics in the early 90s and I'll make literally thousands of dollars!"</text:p>
          </table:table-cell>
        </table:table-row>
        <table:table-row table:style-name="ro15">
          <table:table-cell office:value-type="float" office:value="-1" calcext:value-type="float">
            <text:p>-1</text:p>
          </table:table-cell>
          <table:table-cell office:value-type="string" calcext:value-type="string">
            <text:p>I had no idea when I started watching this movie what it was about but I was very well surprised by the extremely low quality of the movie.</text:p>
          </table:table-cell>
        </table:table-row>
        <table:table-row table:style-name="ro15">
          <table:table-cell office:value-type="float" office:value="-1" calcext:value-type="float">
            <text:p>-1</text:p>
          </table:table-cell>
          <table:table-cell office:value-type="string" calcext:value-type="string">
            <text:p>I'm at a loss for words. This movie is beyond description. I don't believe there is a language on Earth that has a word that can describe how horrible this movie is. If you do attempt to watch it, be sure to stick around for the "suprise ending". I only made it about three quarters of the way through this piece of crap before I couldn't take it anymore. Fortunately(or unfortunately) a couple of my buddies stayed till the end. When they woke up from their coma and after a couple of weeks of therapy they were able to fill me in on what I had missed. This movie has no story, no plot, horrible writing, and even worse acting. If you enjoy watching train wrecks or auto accidents then this film is for you. I think my IQ dropped about 30 points from watching this (insert expletive here).</text:p>
          </table:table-cell>
        </table:table-row>
        <table:table-row table:style-name="ro15">
          <table:table-cell office:value-type="float" office:value="-1" calcext:value-type="float">
            <text:p>-1</text:p>
          </table:table-cell>
          <table:table-cell office:value-type="string" calcext:value-type="string">
            <text:p>Oh dear Gods, this is awful. Stay away, just stay away. If you think you've seen bad movies, think again. Never before has my brain hurt as much as it did after I watched this movie. The acting, if it is allowed to be called that, is enough to cause internal bleedings inside your head. The story is so thin it is just barely there... no wait, scratch that. There is not a complete story there, but once in a while, there is a few thin lines that stick up from all the amount of horribleness, and believe me, those few lines should have been shot. The best way to enjoy this movie is to drop napalm on it, and watch the cozy fire from a distance.</text:p>
          </table:table-cell>
        </table:table-row>
        <table:table-row table:style-name="ro18">
          <table:table-cell table:style-name="ce1" office:value-type="float" office:value="-1" calcext:value-type="float">
            <text:p>-1</text:p>
          </table:table-cell>
          <table:table-cell table:style-name="ce3" office:value-type="string" calcext:value-type="string">
            <text:p>This movie, nothing more than a cheesy scenes needlessly thrown together, truly has no heart or point to it, and is among the worst that I have seen. It attempts to do everything without focusing its attempts. Just like the way that a person who tries to multitask only does a semi-good job on either task, this movie does no good job at anything. If the movie were sped up, it would seem like a parody of Hollywood films. I am honestly shocked that anyone enjoyed this film. Not only did the Oscars like it, they liked it more than "The Shawshank Redemption" and "Pulp Fiction", both among the best movies of all time,and both released in the same year.</text:p>
          </table:table-cell>
        </table:table-row>
        <table:table-row table:style-name="ro18">
          <table:table-cell table:style-name="ce1" office:value-type="float" office:value="-1" calcext:value-type="float">
            <text:p>-1</text:p>
          </table:table-cell>
          <table:table-cell table:style-name="ce3" office:value-type="string" calcext:value-type="string">
            <text:p>I don't have a lot of reasons to give. All I can say is that every other Pixar movie I have rated a 10. I love animations, and the artwork for this one is top notch. Pixar has been terrific at delivering great stories until this one. I even love CARS, which many others found fault with. I wasn't in a bad mood when watching this one. I had great expectations. It's simply sucks. It's made a lot of money and has over an 8 rating, so I'm in the minority here. I want to caution someone like me to save their money so please read the other reviews with a 1 star rating. Maybe that will help guide you to a different movie to watch.</text:p>
          </table:table-cell>
        </table:table-row>
        <table:table-row table:style-name="ro18">
          <table:table-cell table:style-name="ce1" office:value-type="float" office:value="-1" calcext:value-type="float">
            <text:p>-1</text:p>
          </table:table-cell>
          <table:table-cell table:style-name="ce3" office:value-type="string" calcext:value-type="string">
            <text:p>Well, didn't see that one coming. Expected it to be more like The Notebook, which I adore, but this is a really sad movie. There is a love story going on but with all the troubles and sorrows that lead characters bear it is a rather heavy life story. Wanted to see something romantic, nice, lovely - this ain't it. Wanted to see something to cheer me up but instead now I'm in the blue. Good acting, nice music, pretty scenery, too bad it's such a heartbreaking story. There's a time in one's life when one needs something to cry to, this is one those movies. If You want to cry Your tears out, this is the one for You. So no, this is not a romantic drama, this is a tragic story.</text:p>
          </table:table-cell>
        </table:table-row>
        <table:table-row table:style-name="ro19">
          <table:table-cell table:style-name="ce1" office:value-type="float" office:value="-1" calcext:value-type="float">
            <text:p>-1</text:p>
          </table:table-cell>
          <table:table-cell table:style-name="ce3" office:value-type="string" calcext:value-type="string">
            <text:p>What can you really expect with a step up film? I mean, the dancing is great and all, but if you're not all into dancing in the first place, this movie definitely will make your eyes and ears bleed!! The choreography is the only reason I gave this garbage film a 2 out of 10 rating and not a full on 1. Every other aspect of the picture is poor and horribly executed, especially the writing, which I will discuss. The acting of course is something of a train-wreck because the so-called "actors" have no idea how to improvise and therefor they're just saying lines (very cheesy lines. pretty much what I meant when I said the writing was bad) which gets completely unrealistic REALLY fast.</text:p>
          </table:table-cell>
        </table:table-row>
        <table:table-row table:style-name="ro16">
          <table:table-cell table:style-name="ce1" office:value-type="float" office:value="-1" calcext:value-type="float">
            <text:p>-1</text:p>
          </table:table-cell>
          <table:table-cell table:style-name="ce3" office:value-type="string" calcext:value-type="string">
            <text:p>Another attempt to put real British history and characters on the screen for US audiences, only it does not contain much history - it was a really exciting period politically with loads of REAL characters far more interesting than the Duchess of Devonshire - and is just a tired retelling of parallels with the Charles/Diana/Camilla menage-a-trois done out with a glossy video of the best of UK country houses. Keira Knightley, over-exposed, cannot live up to the demands of being centre stage but does her best. </text:p>
          </table:table-cell>
        </table:table-row>
        <table:table-row table:style-name="ro18">
          <table:table-cell table:style-name="ce1" office:value-type="float" office:value="-1" calcext:value-type="float">
            <text:p>-1</text:p>
          </table:table-cell>
          <table:table-cell table:style-name="ce3" office:value-type="string" calcext:value-type="string">
            <text:p>I like a good rom-com and this isn't one. Where do I start? Within the first 10 minutes I truly dislike perfect Elizabeth. Then there's the estate agent showing David the apartments, basically the movie is full of annoying characters which with all it's plot holes lack of chemistry between the two leads and the unnecessary sub plot of the downstairs neighbour makes this 91 minutes of pure garbage. As for the plot holes, so many so little time to list them all. However the most ludicrous part is how Elizabeth recovers so quickly from her coma and why doesn't Jack fill her in on David's part in it all.</text:p>
          </table:table-cell>
        </table:table-row>
        <table:table-row table:style-name="ro18">
          <table:table-cell table:style-name="ce1" office:value-type="float" office:value="-1" calcext:value-type="float">
            <text:p>-1</text:p>
          </table:table-cell>
          <table:table-cell table:style-name="ce3" office:value-type="string" calcext:value-type="string">
            <text:p>I don't have a lot of reasons to give. All I can say is that every other Pixar movie I have rated a 10. I love animations, and the artwork for this one is top notch. Pixar has been terrific at delivering great stories until this one. I even love CARS, which many others found fault with. I wasn't in a bad mood when watching this one. I had great expectations. It's simply sucks. It's made a lot of money and has over an 8 rating, so I'm in the minority here. I want to caution someone like me to save their money so please read the other reviews with a 1 star rating. Maybe that will help guide you to a different movie to watch.</text:p>
          </table:table-cell>
        </table:table-row>
        <table:table-row table:style-name="ro19">
          <table:table-cell table:style-name="ce1" office:value-type="float" office:value="-1" calcext:value-type="float">
            <text:p>-1</text:p>
          </table:table-cell>
          <table:table-cell table:style-name="ce3" office:value-type="string" calcext:value-type="string">
            <text:p>I gave this movie a 1 for the basic fact of it being empty and without substance. It is a film about a female who has a good job and is "successful" who goes out after given a promotion and has sex with a fat ass at a club which she regrets but ends up having to live and falls in ?love with a fat overweight pot head. The male character has no character what so ever and the female in the film is sooo washed its not even funny. A dope fiend gets a girl pregnant and we are supposed to feel that the girl in the film is more special than the guy. I don't think so happens everyday. This movie is about Nothing! Films like this are enjoyed by people who don't have a brain and laugh at a person passing gas. Give me break.</text:p>
          </table:table-cell>
        </table:table-row>
        <table:table-row table:style-name="ro20">
          <table:table-cell table:style-name="ce1" office:value-type="float" office:value="-1" calcext:value-type="float">
            <text:p>-1</text:p>
          </table:table-cell>
          <table:table-cell table:style-name="ce3" office:value-type="string" calcext:value-type="string">
            <text:p>This is possibly one of the worst films I have ever had the misfortune to see, - story line was weak, actors bad - Is Hugh Grant ever differnt whatever role he plays? It was a vastly over rated hyped up effort which only made the headlines because it was felt that a cheap British effort had to make it sometime!! Don't bother with it - a good old repeat of Morse or Agatha Christie Poirot on TV is a better bet!</text:p>
          </table:table-cell>
        </table:table-row>
        <table:table-row table:style-name="ro19">
          <table:table-cell table:style-name="ce1" office:value-type="float" office:value="-1" calcext:value-type="float">
            <text:p>-1</text:p>
          </table:table-cell>
          <table:table-cell table:style-name="ce3" office:value-type="string" calcext:value-type="string">
            <text:p>What a terrible film! Why didn't they run? hide? escape in some other obscure way? No clue! There was no establishment of any construct that would explain this behavior. The characters were flimsy, empty, and unbelievable. They were free and angry; but still they would not run or hide. There was no establishment of anything in the film the simple terms that were used were barely even defined (i.e. carrier etc.) I would have quit watching the film but it seemed like it was going to get better all the way through and the only thing that really improved the film was not having to watch it any more as the credits rolled. There was nothing worth seeing in this film.</text:p>
          </table:table-cell>
        </table:table-row>
        <table:table-row table:style-name="ro19">
          <table:table-cell table:style-name="ce1" office:value-type="float" office:value="-1" calcext:value-type="float">
            <text:p>-1</text:p>
          </table:table-cell>
          <table:table-cell table:style-name="ce2" office:value-type="string" calcext:value-type="string">
            <text:p>This movie is little more than cheesy student film. The acting, the writing and the directing are very amateurish. Many people have complained about the special effects and CGI. I was expecting that for a low budget movie such as this, so it didn't bother me. I watch low budget movies to see them rise above their limits but "Star Quest" failed miserably at that. It is filled with tired clichés and blatant ripoffs. Someone should check the directors backpack for a copy of "Movie Directing for Dummies". Of the many problems I think the cheesiest were the multiple flashbacks that were silent except for the melodramatic slow piano music.</text:p>
          </table:table-cell>
        </table:table-row>
        <table:table-row table:style-name="ro17">
          <table:table-cell table:style-name="ce1" office:value-type="float" office:value="-1" calcext:value-type="float">
            <text:p>-1</text:p>
          </table:table-cell>
          <table:table-cell table:style-name="ce3" office:value-type="string" calcext:value-type="string">
            <text:p>After a snappy beginning, Amelie became unbearably boring. The title character was the principal problem. About two-thirds of the way through the movie, I lost all interest in what would happen to her. I wanted to scream out, "Just say something. Anything." The ending was ludicrously delayed. What did everyone else see in this movie?</text:p>
          </table:table-cell>
        </table:table-row>
        <table:table-row table:style-name="ro21">
          <table:table-cell table:style-name="ce1" office:value-type="float" office:value="-1" calcext:value-type="float">
            <text:p>-1</text:p>
          </table:table-cell>
          <table:table-cell table:style-name="ce3" office:value-type="string" calcext:value-type="string">
            <text:p>This film looked beautiful and pitting Jennifer Connelly to play a young Elizabeth McGovern is a brilliant piece of casting. But the rest of the film falls terribly short. The story is all over the place, the direction is utterly confusing, the script is laughable and, despite the great cast, the acting is pathetic at best. I've seen two versions of this film and it gets worse and worse every time. I'm not too sure how director Sergio Leone envisioned this film, but it felt like Leone lost his focus and tried to put two small overblown films into one hugely overblown film. How on earth this film got onto IMDb's top 250 is beyond me. I think Once Upon a Time in America may fall into the category of being "voted" a great film based on the names in the cast and production crew.</text:p>
          </table:table-cell>
        </table:table-row>
        <table:table-row table:style-name="ro22">
          <table:table-cell table:style-name="ce1" office:value-type="float" office:value="-1" calcext:value-type="float">
            <text:p>-1</text:p>
          </table:table-cell>
          <table:table-cell table:style-name="ce3" office:value-type="string" calcext:value-type="string">
            <text:p>Whiplash wants to be about the love of great art, but is actually about the hate of great art. It has JK Simmons - a brilliant actor - playing a disgraceful character, stitched together from completely unrealistic, inconsistent motivations and actions, only conceived to bludgeon the viewer into thinking we're watching something profound. It casually tosses in assault, depression and suicide in a way that only a clueless, opportunistic director could. It has a big finale that would be powerful if only it made some sense for the main characters involved - it doesn't.</text:p>
          </table:table-cell>
        </table:table-row>
        <table:table-row table:style-name="ro19">
          <table:table-cell table:style-name="ce1" office:value-type="float" office:value="-1" calcext:value-type="float">
            <text:p>-1</text:p>
          </table:table-cell>
          <table:table-cell table:style-name="ce3" office:value-type="string" calcext:value-type="string">
            <text:p>This movie is one big yawn after another. It concerns an illicit love affair and a lot of sitting around doing nothing for two hours. Humphrey Bogart wears a mac and smokes while various characters mooch around trying to look war torn. I fell asleep several times during watching this cheese fest and was told I never missed a thing ( except for a few characters smoking cigarettes). Also, the ending is very contrived as Bogart is dragged to the electric chair screaming and begging. The only interesting moment is the airport departure where Bogart is hanging on to the wing of the plane as it takes off shouting:" Here's looking at you, kid!" through the window in a vain attempt to stop her leaving. The only truly enjoyable scene in the movi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loext:fill-character> </loext:fill-character>
      <number:number number:decimal-places="0" number:min-integer-digits="1" number:grouping="true"/>
      <number:text> </number:text>
    </number:number-style>
    <number:number-style style:name="N114P1" style:volatile="true">
      <number:text>-</number:text>
      <loext:fill-character> </loext:fill-character>
      <number:number number:decimal-places="0" number:min-integer-digits="1" number:grouping="true"/>
      <number:text> </number:text>
    </number:number-style>
    <number:number-style style:name="N114P2" style:volatile="true">
      <number:text> </number:text>
      <loext:fill-character> </loext: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loext:fill-character> </loext:fill-character>
      <number:number number:decimal-places="2" number:min-integer-digits="1" number:grouping="true"/>
      <number:text> </number:text>
    </number:number-style>
    <number:number-style style:name="N115P1" style:volatile="true">
      <number:text>-</number:text>
      <loext:fill-character> </loext:fill-character>
      <number:number number:decimal-places="2" number:min-integer-digits="1" number:grouping="true"/>
      <number:text> </number:text>
    </number:number-style>
    <number:number-style style:name="N115P2" style:volatile="true">
      <number:text> </number:text>
      <loext:fill-character> </loext:fill-character>
      <number:text>-</number:text>
      <number:number number:decimal-places="0" number:min-integer-digits="0"/>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6T13:28:13.810684056</meta:creation-date>
    <dc:date>2015-10-26T13:31:20.638266943</dc:date>
    <meta:editing-duration>P0D</meta:editing-duration>
    <meta:editing-cycles>1</meta:editing-cycles>
    <meta:document-statistic meta:table-count="1" meta:cell-count="140" meta:object-count="0"/>
    <meta:generator>LibreOffice/4.2.8.2$Linux_X86_64 LibreOffice_project/420m0$Build-2</meta:generator>
  </office:meta>
</office:document-meta>
</file>